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'Times New Roman CYR'" style:font-family-asian="'Times New Roman CYR'" style:font-family-complex="'Times New Roman CYR'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fo:font-family="'Times New Roman CYR'" style:font-family-asian="'Times New Roman CYR'" style:font-family-complex="'Times New Roman CYR'" fo:background-color="transparent" style:use-window-font-color="true"/>
    </style:style>
    <style:style style:name="T13" style:family="text">
      <style:text-properties fo:font-size="14.00pt" fo:font-weight="normal" fo:font-family="'Times New Roman CYR'" style:font-family-asian="'Times New Roman CYR'" style:font-family-complex="'Times New Roman CYR'" fo:background-color="transparent" style:use-window-font-color="true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'Times New Roman CYR'" style:font-family-asian="'Times New Roman CYR'" style:font-family-complex="'Times New Roman CYR'" fo:background-color="transparent" style:use-window-font-color="true"/>
    </style:style>
    <style:style style:name="T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'Times New Roman CYR'" style:font-family-asian="'Times New Roman CYR'" style:font-family-complex="'Times New Roman CYR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'Times New Roman CYR'" style:font-family-asian="'Times New Roman CYR'" style:font-family-complex="'Times New Roman CYR'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22.00pt" fo:font-weight="normal" fo:font-family="'Times New Roman CYR'" style:font-family-asian="'Times New Roman CYR'" style:font-family-complex="'Times New Roman CYR'" fo:background-color="transparent" style:use-window-font-color="true"/>
    </style:style>
    <style:style style:name="T25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22.00pt" fo:font-weight="normal" fo:font-family="'Times New Roman CYR'" style:font-family-asian="'Times New Roman CYR'" style:font-family-complex="'Times New Roman CYR'" fo:background-color="transparent" style:use-window-font-color="true"/>
    </style:style>
    <style:style style:name="T27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22.00pt" fo:font-weight="normal" fo:font-family="'Times New Roman CYR'" style:font-family-asian="'Times New Roman CYR'" style:font-family-complex="'Times New Roman CYR'" fo:background-color="transparent" style:use-window-font-color="true"/>
    </style:style>
    <style:style style:name="T29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22.00pt" fo:font-weight="normal" fo:font-family="'Times New Roman CYR'" style:font-family-asian="'Times New Roman CYR'" style:font-family-complex="'Times New Roman CYR'" fo:background-color="transparent" style:use-window-font-color="true"/>
    </style:style>
    <style:style style:name="T31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bold" fo:font-family="'Times New Roman CYR'" style:font-family-asian="'Times New Roman CYR'" style:font-family-complex="'Times New Roman CYR'" fo:background-color="transparent" style:use-window-font-color="true"/>
    </style:style>
    <style:style style:name="T3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bold" fo:font-family="'Times New Roman CYR'" style:font-family-asian="'Times New Roman CYR'" style:font-family-complex="'Times New Roman CYR'" fo:background-color="transparent" style:use-window-font-color="true"/>
    </style:style>
    <style:style style:name="T3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bold" fo:font-family="'Times New Roman CYR'" style:font-family-asian="'Times New Roman CYR'" style:font-family-complex="'Times New Roman CYR'" fo:background-color="transparent" style:use-window-font-color="true"/>
    </style:style>
    <style:style style:name="T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'Times New Roman CYR'" style:font-family-asian="'Times New Roman CYR'" style:font-family-complex="'Times New Roman CYR'" fo:background-color="transparent" style:use-window-font-color="true"/>
    </style:style>
    <style:style style:name="T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normal" fo:font-family="'Times New Roman CYR'" style:font-family-asian="'Times New Roman CYR'" style:font-family-complex="'Times New Roman CYR'" fo:background-color="transparent" style:use-window-font-color="true"/>
    </style:style>
    <style:style style:name="T42" style:family="text">
      <style:text-properties fo:font-size="14.00pt" fo:font-weight="normal" fo:font-family="'Times New Roman CYR'" style:font-family-asian="'Times New Roman CYR'" style:font-family-complex="'Times New Roman CYR'" fo:background-color="transparent" style:use-window-font-color="true"/>
    </style:style>
    <style:style style:name="T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4.00pt" fo:font-weight="normal" fo:font-family="'Times New Roman CYR'" style:font-family-asian="'Times New Roman CYR'" style:font-family-complex="'Times New Roman CYR'" fo:background-color="transparent" style:use-window-font-color="true"/>
    </style:style>
    <style:style style:name="T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normal" fo:font-family="'Times New Roman CYR'" style:font-family-asian="'Times New Roman CYR'" style:font-family-complex="'Times New Roman CYR'" fo:background-color="transparent" style:use-window-font-color="true"/>
    </style:style>
    <style:style style:name="T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normal" fo:font-family="'Times New Roman CYR'" style:font-family-asian="'Times New Roman CYR'" style:font-family-complex="'Times New Roman CYR'" fo:background-color="transparent" style:use-window-font-color="true"/>
    </style:style>
    <style:style style:name="T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normal" fo:font-family="'Times New Roman CYR'" style:font-family-asian="'Times New Roman CYR'" style:font-family-complex="'Times New Roman CYR'" fo:background-color="transparent" style:use-window-font-color="true"/>
    </style:style>
    <style:style style:name="T51" style:family="text">
      <style:text-properties fo:font-size="14.00pt" fo:font-weight="normal" fo:font-family="'Times New Roman CYR'" style:font-family-asian="'Times New Roman CYR'" style:font-family-complex="'Times New Roman CYR'" fo:background-color="transparent" style:use-window-font-color="true"/>
    </style:style>
    <style:style style:name="T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57" style:family="text">
      <style:text-properties fo:font-size="14.00pt" fo:font-weight="bold" fo:font-family="'Times New Roman CYR'" style:font-family-asian="'Times New Roman CYR'" style:font-family-complex="'Times New Roman CYR'" fo:background-color="transparent" style:use-window-font-color="true" fo:font-style="italic"/>
    </style:style>
    <style:style style:name="T58" style:family="text">
      <style:text-properties fo:font-size="14.00pt" fo:font-weight="normal" fo:font-family="'Times New Roman CYR'" style:font-family-asian="'Times New Roman CYR'" style:font-family-complex="'Times New Roman CYR'" fo:background-color="transparent" style:use-window-font-color="true"/>
    </style:style>
    <style:style style:name="T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normal" fo:font-family="'Times New Roman CYR'" style:font-family-asian="'Times New Roman CYR'" style:font-family-complex="'Times New Roman CYR'" fo:background-color="transparent" style:use-window-font-color="true"/>
    </style:style>
    <style:style style:name="T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4.00pt" fo:font-weight="normal" fo:font-family="'Times New Roman CYR'" style:font-family-asian="'Times New Roman CYR'" style:font-family-complex="'Times New Roman CYR'" fo:background-color="transparent" style:use-window-font-color="true"/>
    </style:style>
    <style:style style:name="T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fo:font-weight="normal" fo:font-family="'Times New Roman CYR'" style:font-family-asian="'Times New Roman CYR'" style:font-family-complex="'Times New Roman CYR'" fo:background-color="transparent" style:use-window-font-color="true"/>
    </style:style>
    <style:style style:name="T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4.00pt" fo:font-weight="normal" fo:font-family="'Times New Roman CYR'" style:font-family-asian="'Times New Roman CYR'" style:font-family-complex="'Times New Roman CYR'" fo:background-color="transparent" style:use-window-font-color="true" fo:font-style="italic"/>
    </style:style>
    <style:style style:name="T68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69" style:family="text">
      <style:text-properties fo:font-size="14.00pt" fo:font-weight="bold" fo:font-family="'Times New Roman CYR'" style:font-family-asian="'Times New Roman CYR'" style:font-family-complex="'Times New Roman CYR'" fo:background-color="transparent" style:use-window-font-color="true" fo:font-style="italic"/>
    </style:style>
    <style:style style:name="T70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71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4.00pt" fo:font-weight="normal" fo:font-family="'Times New Roman CYR'" style:font-family-asian="'Times New Roman CYR'" style:font-family-complex="'Times New Roman CYR'" fo:background-color="transparent" style:use-window-font-color="true"/>
    </style:style>
    <style:style style:name="T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4.00pt" fo:font-weight="normal" fo:font-family="'Times New Roman CYR'" style:font-family-asian="'Times New Roman CYR'" style:font-family-complex="'Times New Roman CYR'" fo:background-color="transparent" style:use-window-font-color="true"/>
    </style:style>
    <style:style style:name="T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4.00pt" fo:font-weight="normal" fo:font-family="'Times New Roman CYR'" style:font-family-asian="'Times New Roman CYR'" style:font-family-complex="'Times New Roman CYR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8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12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6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2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8" style:family="text">
      <style:text-properties fo:font-size="9.50pt" fo:font-weight="normal" fo:font-family="'Cascadia Mono'" style:font-family-asian="'Cascadia Mono'" style:font-family-complex="'Cascadia Mono'" fo:background-color="transparent" fo:color="#808080"/>
    </style:style>
    <style:style style:name="T12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0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3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6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13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8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3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0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14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2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14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4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4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6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14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8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14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0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5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2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15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4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15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6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15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8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15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0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6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2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16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4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16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6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6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8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16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0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17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2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7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4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17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6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17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8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7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0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18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2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18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4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8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6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18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8" style:family="text">
      <style:text-properties fo:font-size="9.50pt" fo:font-weight="normal" fo:font-family="'Cascadia Mono'" style:font-family-asian="'Cascadia Mono'" style:font-family-complex="'Cascadia Mono'" fo:background-color="transparent" fo:color="#008080"/>
    </style:style>
    <style:style style:name="T18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0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9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9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righ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center" fo:margin-right="-0.05pt">
        <style:tab-stops>
          <style:tab-stop style:position="481.90pt"/>
        </style:tab-stops>
      </style:paragraph-properties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 fo:margin-left="318.95pt" fo:text-indent="0.00pt"/>
    </style:style>
    <style:style style:name="P8" style:family="paragraph">
      <style:paragraph-properties fo:line-height="100.00%" fo:text-align="right" fo:margin-left="276.45pt" fo:text-indent="0.00pt"/>
    </style:style>
    <style:style style:name="P9" style:family="paragraph">
      <style:paragraph-properties fo:line-height="100.00%" fo:text-align="left" fo:margin-left="318.95pt" fo:text-indent="0.00pt"/>
    </style: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center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center"/>
    </style:style>
    <style:style style:name="P17" style:family="paragraph">
      <style:paragraph-properties fo:line-height="100.00%" fo:text-align="left"/>
    </style:style>
  </office:automatic-styles>
  <office:body>
    <office:text>
      <text:p text:style-name="P1"><text:span text:style-name="T1">МІНІСТЕРСТВО</text:span><text:span text:style-name="T2"><text:s/></text:span><text:span text:style-name="T3">ОСВІТИ</text:span><text:span text:style-name="T4"><text:s/></text:span><text:span text:style-name="T5">І</text:span><text:span text:style-name="T6"><text:s/></text:span><text:span text:style-name="T7">НАУКИ</text:span><text:span text:style-name="T8"><text:s/></text:span><text:span text:style-name="T9">УКРАЇНИ</text:span></text:p>
      <text:p text:style-name="P1"><text:span text:style-name="T9">НАЦІОНАЛЬНИЙ</text:span><text:span text:style-name="T10"><text:s/></text:span><text:span text:style-name="T11">УНІВЕРСИТЕТ</text:span><text:span text:style-name="T12"><text:s/></text:span><text:span text:style-name="T13">«</text:span><text:span text:style-name="T14">ЛЬВІВСЬКА</text:span><text:span text:style-name="T15"><text:s/></text:span><text:span text:style-name="T16">ПОЛІТЕХНІКА</text:span><text:span text:style-name="T17">»</text:span></text:p>
      <text:p text:style-name="P2"><text:span text:style-name="T18"/></text:p>
      <text:p text:style-name="P3"><text:span text:style-name="T19">ІКТА</text:span></text:p>
      <text:p text:style-name="P3"><text:span text:style-name="T19">кафедра</text:span><text:span text:style-name="T20"><text:s/></text:span><text:span text:style-name="T21">ЕОМ</text:span></text:p>
      <text:p text:style-name="P4"><text:span text:style-name="T22"/></text:p>
      <text:p text:style-name="P4"><text:span text:style-name="T22"/></text:p>
      <text:p text:style-name="P4"><text:span text:style-name="T22"/></text:p>
      <text:p text:style-name="P4"><text:span text:style-name="T22"/></text:p>
      <text:p text:style-name="P4"><text:span text:style-name="T22"/></text:p>
      <text:p text:style-name="P4"><draw:frame text:anchor-type="as-char" svg:width="55.25mm" svg:height="52.49mm" style:rel-width="scale" style:rel-height="scale"><draw:object-ole xlink:href="OleObj1"/><draw:image xlink:href="ObjectReplacements/OleObj1"/></draw:frame><text:span text:style-name="T23"><text:s/></text:span></text:p>
      <text:p text:style-name="P4"><text:span text:style-name="T24"><text:s text:c="2"/></text:span></text:p>
      <text:p text:style-name="P4"><text:span text:style-name="T25">З</text:span><text:span text:style-name="T26"><text:s/></text:span><text:span text:style-name="T27">В</text:span><text:span text:style-name="T28"><text:s/></text:span><text:span text:style-name="T29">І</text:span><text:span text:style-name="T30"><text:s/></text:span><text:span text:style-name="T31">Т</text:span></text:p>
      <text:p text:style-name="P5"><text:span text:style-name="T32">до</text:span><text:span text:style-name="T33"><text:s/></text:span><text:span text:style-name="T34">лабораторних</text:span><text:span text:style-name="T35"><text:s/></text:span><text:span text:style-name="T36">робіт</text:span><text:span text:style-name="T37"><text:s/></text:span><text:span text:style-name="T38">з</text:span><text:span text:style-name="T39"><text:s/></text:span><text:span text:style-name="T40">курсу</text:span><text:span text:style-name="T41">:<text:s/></text:span><text:span text:style-name="T42">«</text:span><text:span text:style-name="T43">Основи</text:span><text:span text:style-name="T44"><text:s/></text:span><text:span text:style-name="T45">алгоритмізації</text:span><text:span text:style-name="T46"><text:s/></text:span><text:span text:style-name="T47">та</text:span><text:span text:style-name="T48"><text:s/></text:span><text:span text:style-name="T49">програмування</text:span><text:span text:style-name="T50">»</text:span></text:p>
      <text:p text:style-name="P6"><text:span text:style-name="T51"><text:s text:c="2"/></text:span><text:span text:style-name="T52">ЛАБОРАТОРНА РОБОТА<text:s/></text:span><text:span text:style-name="T53">№</text:span><text:span text:style-name="T54">1<text:s/></text:span><text:span text:style-name="T55">ІНТЕГРОВАНЕ СЕРЕДОВИЩЕ</text:span></text:p>
      <text:p text:style-name="P6"><text:span text:style-name="T55">РОЗРОБКИ MICROSOFT VISUAL STUDIO 2022</text:span></text:p>
      <text:p text:style-name="P6"><text:span text:style-name="T55">Варіант 30</text:span></text:p>
      <text:p text:style-name="P7"><text:span text:style-name="T56">Виконав</text:span><text:span text:style-name="T57">:</text:span><text:span text:style-name="T58"><text:s/></text:span><text:span text:style-name="T59">ст</text:span><text:span text:style-name="T60">.<text:s/></text:span><text:span text:style-name="T61">гр</text:span><text:span text:style-name="T62">.<text:s/></text:span><text:span text:style-name="T63">К</text:span><text:span text:style-name="T64">I-</text:span><text:span text:style-name="T65"><text:s/></text:span><text:span text:style-name="T66">Янчар В.В</text:span></text:p>
      <text:p text:style-name="P8"><text:span text:style-name="T67">.</text:span></text:p>
      <text:p text:style-name="P9"><text:span text:style-name="T68">Прийняв</text:span><text:span text:style-name="T69">:</text:span><text:span text:style-name="T70"><text:s/></text:span><text:span text:style-name="T71">Науличний В.В</text:span></text:p>
      <text:p text:style-name="P10"><text:span text:style-name="T72"/></text:p>
      <text:p text:style-name="P10"><text:span text:style-name="T72"/></text:p>
      <text:p text:style-name="P10"><text:span text:style-name="T72"/></text:p>
      <text:p text:style-name="P10"><text:span text:style-name="T73"><text:s text:c="50"/></text:span><text:span text:style-name="T74"><text:s text:c="8"/></text:span><text:span text:style-name="T75"><text:s/></text:span><text:span text:style-name="T76">Львів</text:span><text:span text:style-name="T77"><text:s/>2023</text:span></text:p>
      <text:p text:style-name="P11"><text:span text:style-name="T78"/></text:p>
      <text:p text:style-name="P12"><text:span text:style-name="T79">ЛАБОРАТОРНА РОБОТА<text:s/></text:span><text:span text:style-name="T80">№</text:span><text:span text:style-name="T81">1<text:s/></text:span><text:span text:style-name="T82">ІНТЕГРОВАНЕ СЕРЕДОВИЩЕ</text:span></text:p>
      <text:p text:style-name="P12"><text:span text:style-name="T82">РОЗРОБКИ MICROSOFT VISUAL STUDIO 2022</text:span></text:p>
      <text:p text:style-name="P12"><text:span text:style-name="T83"><text:s/></text:span></text:p>
      <text:p text:style-name="P12"><text:span text:style-name="T84">Мета роботи:</text:span></text:p>
      <text:p text:style-name="P13"><text:span text:style-name="T85">•</text:span><text:span text:style-name="T86"><text:s/></text:span><text:span text:style-name="T87">познайомитися з послідовністю кроків, які необхідно виконати в інтегрованому </text:span></text:p>
      <text:p text:style-name="P13"><text:span text:style-name="T87">середовищі Microsoft Visual Studio 2022, при розробці найпростішої програми;</text:span></text:p>
      <text:p text:style-name="P13"><text:span text:style-name="T88">•</text:span><text:span text:style-name="T89"><text:s/></text:span><text:span text:style-name="T90">познайомитися з структурою програми на мові С, виразами і операціями мови С, та </text:span></text:p>
      <text:p text:style-name="P13"><text:span text:style-name="T90">стандартними функціями вводу-виводу.</text:span></text:p>
      <text:p text:style-name="P14"><text:span text:style-name="T91"/></text:p>
      <text:p text:style-name="P14"><text:span text:style-name="T92">Теоретичний вступ</text:span></text:p>
      <text:p text:style-name="P15"><text:span text:style-name="T93"/></text:p>
      <text:p text:style-name="P15"><text:span text:style-name="T94">Інтегроване середовище Microsoft Visual Studio 2022.</text:span></text:p>
      <text:p text:style-name="P15"><text:span text:style-name="T95"/></text:p>
      <text:p text:style-name="P15"><text:span text:style-name="T96">Інтегроване середовище Microsoft Visual Studio 2022 працює під керуванням </text:span></text:p>
      <text:p text:style-name="P15"><text:span text:style-name="T96">операційної системи Windows. Воно дозволяє розробляти програми як об'єктно-орієнтованою </text:span></text:p>
      <text:p text:style-name="P15"><text:span text:style-name="T96">мовою С++, так i розробленою ще на початку 70-х років процедурно-орієнтованою мовою С.</text:span></text:p>
      <text:p text:style-name="P15"><text:span text:style-name="T97"/></text:p>
      <text:p text:style-name="P15"><text:span text:style-name="T98">Інтегроване середовище об'єднує цілий ряд компонент, які необхідні при розробці програм. Найважливішими з них є компілятор, текстовий редактор, налагоджувач (англійською debugger) та низка інших.</text:span></text:p>
      <text:p text:style-name="P15"><text:span text:style-name="T99"/></text:p>
      <text:p text:style-name="P15"><text:span text:style-name="T100">З допомогою інтегрованого середовища Microsoft Visual Studio 2022 можна розробляти різноманітні програмні продукти<text:s/></text:span><text:span text:style-name="T101">–</text:span><text:span text:style-name="T102"><text:s/></text:span><text:span text:style-name="T103">консольні аплікації, які працюють лише в текстовому режимі, модулі динамічних бібліотек, модулі статичних бібліотек, програми для роботи з базами даних та низку інших.</text:span></text:p>
      <text:p text:style-name="P15"><text:span text:style-name="T104"/></text:p>
      <text:p text:style-name="P15"><text:span text:style-name="T105">В лабораторних роботах з курсу "Програмування, частина 1 (Основи алгоритмізації та програмування)" будуть розроблятися програми, які працюватимуть у консольному режимі, тобто такі, які працюють в текстовому режимі.</text:span></text:p>
      <text:p text:style-name="P15"><text:span text:style-name="T106"/></text:p>
      <text:p text:style-name="P15"><text:span text:style-name="T107">Розробка в інтегрованому середовищі Microsoft Visual Studio 2022 консольної програми включає низку етапів:</text:span></text:p>
      <text:p text:style-name="P15"><text:span text:style-name="T108"/></text:p>
      <text:p text:style-name="P15"><text:span text:style-name="T109">•</text:span><text:span text:style-name="T110"><text:s/></text:span><text:span text:style-name="T111">створення проєкту програми;</text:span></text:p>
      <text:p text:style-name="P15"><text:span text:style-name="T112">•</text:span><text:span text:style-name="T113"><text:s/></text:span><text:span text:style-name="T114">створення файлу програми та його редагування;</text:span></text:p>
      <text:p text:style-name="P15"><text:span text:style-name="T115">•</text:span><text:span text:style-name="T116"><text:s/></text:span><text:span text:style-name="T117">компіляція програми;</text:span></text:p>
      <text:p text:style-name="P15"><text:span text:style-name="T118">•</text:span><text:span text:style-name="T119"><text:s/></text:span><text:span text:style-name="T120">виконання програми</text:span></text:p>
      <text:p text:style-name="P15"><text:span text:style-name="T121"/></text:p>
      <text:p text:style-name="P16"><text:span text:style-name="T122">Варіант 30 </text:span></text:p>
      <text:p text:style-name="P16"><text:span text:style-name="T122">Індивідуальне завдання</text:span></text:p>
      <text:p text:style-name="P16"><text:span text:style-name="T123"/></text:p>
      <text:p text:style-name="P17"><text:span text:style-name="T123"/></text:p>
      <text:p text:style-name="P17"><draw:frame text:anchor-type="as-char" svg:width="146.47mm" svg:height="78.32mm" style:rel-width="scale" style:rel-height="scale"><draw:object-ole xlink:href="OleObj2"/><draw:image xlink:href="ObjectReplacements/OleObj2"/></draw:frame><text:span text:style-name="T123"/></text:p>
      <text:p text:style-name="P17"><text:span text:style-name="T123"/></text:p>
      <text:p text:style-name="P17"><text:span text:style-name="T124">#include</text:span><text:span text:style-name="T125"><text:s/></text:span><text:span text:style-name="T126">&lt;iostream&gt;</text:span><text:span text:style-name="T127"/></text:p>
      <text:p text:style-name="P17"><text:span text:style-name="T128">#include</text:span><text:span text:style-name="T129"><text:s/></text:span><text:span text:style-name="T130">&lt;iomanip&gt;</text:span><text:span text:style-name="T131"><text:s/></text:span></text:p>
      <text:p text:style-name="P17"><text:span text:style-name="T131"/></text:p>
      <text:p text:style-name="P17"><text:span text:style-name="T132">int</text:span><text:span text:style-name="T133"><text:s/>main() {</text:span></text:p>
      <text:p text:style-name="P17"><text:span text:style-name="T133"><text:s text:c="4"/></text:span><text:span text:style-name="T134">double</text:span><text:span text:style-name="T135"><text:s/>a, b;</text:span></text:p>
      <text:p text:style-name="P17"><text:span text:style-name="T135"/></text:p>
      <text:p text:style-name="P17"><text:span text:style-name="T135"><text:s text:c="4"/>std::cout<text:s/></text:span><text:span text:style-name="T136">&lt;&lt;</text:span><text:span text:style-name="T137"><text:s/></text:span><text:span text:style-name="T138">"Press a: "</text:span><text:span text:style-name="T139">;</text:span></text:p>
      <text:p text:style-name="P17"><text:span text:style-name="T139"><text:s text:c="4"/>std::cin<text:s/></text:span><text:span text:style-name="T140">&gt;&gt;</text:span><text:span text:style-name="T141"><text:s/>a;</text:span></text:p>
      <text:p text:style-name="P17"><text:span text:style-name="T141"/></text:p>
      <text:p text:style-name="P17"><text:span text:style-name="T141"><text:s text:c="4"/>std::cout<text:s/></text:span><text:span text:style-name="T142">&lt;&lt;</text:span><text:span text:style-name="T143"><text:s/></text:span><text:span text:style-name="T144">"Press b: "</text:span><text:span text:style-name="T145">;</text:span></text:p>
      <text:p text:style-name="P17"><text:span text:style-name="T145"><text:s text:c="4"/>std::cin<text:s/></text:span><text:span text:style-name="T146">&gt;&gt;</text:span><text:span text:style-name="T147"><text:s/>b; </text:span></text:p>
      <text:p text:style-name="P17"><text:span text:style-name="T147"/></text:p>
      <text:p text:style-name="P17"><text:span text:style-name="T147"><text:s text:c="4"/>std::cout<text:s/></text:span><text:span text:style-name="T148">&lt;&lt;</text:span><text:span text:style-name="T149"><text:s/></text:span><text:span text:style-name="T150">"a\t\tb\t\ta^2\t\tb^2\t\ta^3\t\tb^3\n"</text:span><text:span text:style-name="T151">;</text:span></text:p>
      <text:p text:style-name="P17"><text:span text:style-name="T151"/></text:p>
      <text:p text:style-name="P17"><text:span text:style-name="T151"><text:s text:c="4"/>std::cout<text:s/></text:span><text:span text:style-name="T152">&lt;&lt;</text:span><text:span text:style-name="T153"><text:s/>std::fixed<text:s/></text:span><text:span text:style-name="T154">&lt;&lt;</text:span><text:span text:style-name="T155"><text:s/>std::setprecision(4); </text:span></text:p>
      <text:p text:style-name="P17"><text:span text:style-name="T155"><text:s text:c="4"/>std::cout<text:s/></text:span><text:span text:style-name="T156">&lt;&lt;</text:span><text:span text:style-name="T157"><text:s/>a<text:s/></text:span><text:span text:style-name="T158">&lt;&lt;</text:span><text:span text:style-name="T159"><text:s/></text:span><text:span text:style-name="T160">"\t\t"</text:span><text:span text:style-name="T161"><text:s/></text:span><text:span text:style-name="T162">&lt;&lt;</text:span><text:span text:style-name="T163"><text:s/>b<text:s/></text:span><text:span text:style-name="T164">&lt;&lt;</text:span><text:span text:style-name="T165"><text:s/></text:span><text:span text:style-name="T166">"\t\t"</text:span><text:span text:style-name="T167"><text:s/></text:span><text:span text:style-name="T168">&lt;&lt;</text:span><text:span text:style-name="T169"><text:s/>a * a<text:s/></text:span><text:span text:style-name="T170">&lt;&lt;</text:span><text:span text:style-name="T171"><text:s/></text:span><text:span text:style-name="T172">"\t\t"</text:span><text:span text:style-name="T173"/></text:p>
      <text:p text:style-name="P17"><text:span text:style-name="T173"><text:s text:c="8"/></text:span><text:span text:style-name="T174">&lt;&lt;</text:span><text:span text:style-name="T175"><text:s/>b * b<text:s/></text:span><text:span text:style-name="T176">&lt;&lt;</text:span><text:span text:style-name="T177"><text:s/></text:span><text:span text:style-name="T178">"\t\t"</text:span><text:span text:style-name="T179"><text:s/></text:span><text:span text:style-name="T180">&lt;&lt;</text:span><text:span text:style-name="T181"><text:s/>a * a * a<text:s/></text:span><text:span text:style-name="T182">&lt;&lt;</text:span><text:span text:style-name="T183"><text:s/></text:span><text:span text:style-name="T184">"\t\t"</text:span><text:span text:style-name="T185"><text:s/></text:span><text:span text:style-name="T186">&lt;&lt;</text:span><text:span text:style-name="T187"><text:s/>b * b * b<text:s/></text:span><text:span text:style-name="T188">&lt;&lt;</text:span><text:span text:style-name="T189"><text:s/></text:span><text:span text:style-name="T190">"\n"</text:span><text:span text:style-name="T191">;</text:span></text:p>
      <text:p text:style-name="P17"><text:span text:style-name="T191"/></text:p>
      <text:p text:style-name="P17"><text:span text:style-name="T191"><text:s text:c="4"/></text:span><text:span text:style-name="T192">return</text:span><text:span text:style-name="T193"><text:s/>0;</text:span></text:p>
      <text:p text:style-name="P17"><text:span text:style-name="T193">}</text:span></text:p>
      <text:p text:style-name="P17"><text:span text:style-name="T194"/></text:p>
      <text:p text:style-name="P17"><draw:frame text:anchor-type="as-char" svg:width="146.47mm" svg:height="78.11mm" style:rel-width="scale" style:rel-height="scale"><draw:object-ole xlink:href="OleObj3"/><draw:image xlink:href="ObjectReplacements/OleObj3"/></draw:frame><text:span text:style-name="T194"/></text:p>
      <text:p text:style-name="P17"><text:span text:style-name="T194"/></text:p>
      <text:p text:style-name="P17"><text:span text:style-name="T194"/></text:p>
      <text:p text:style-name="P17"><text:span text:style-name="T194"/></text:p>
      <text:p text:style-name="P17"><draw:frame text:anchor-type="as-char" svg:width="146.47mm" svg:height="146.69mm" style:rel-width="scale" style:rel-height="scale"><draw:object-ole xlink:href="OleObj4"/><draw:image xlink:href="ObjectReplacements/OleObj4"/></draw:frame><text:span text:style-name="T194"/></text:p>
      <text:p text:style-name="P17"><text:span text:style-name="T194"/></text:p>
      <text:p text:style-name="P17"><text:span text:style-name="T19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